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1" style:master-page-name="MP0" style:family="paragraph">
      <style:paragraph-properties fo:break-before="page"/>
    </style:style>
  </office:automatic-styles>
  <office:body>
    <office:text text:use-soft-page-breaks="true">
      <text:h text:style-name="P1" text:outline-level="1">Conception:</text:h>
      <text:p text:style-name="Standard"/>
      <text:h text:style-name="Titre2" text:outline-level="2">Cas d'utilisation :</text:h>
      <text:p text:style-name="Standard"/>
      <text:h text:style-name="Titre3" text:outline-level="3">Créer un<text:s/>QRCode<text:s/>:</text:h>
      <text:p text:style-name="Standard">L'utilisateur possédant l'application pourra créer des<text:s/>QRCodes en<text:s/>renseignant<text:s/>son<text:s/>titre et<text:s/>le nom du fichier à enregistrer.<text:s/>Une fois validé, il<text:s/>recevra 2 QrCodes. Le premier permettra d’accéder à la page concernée, et le deuxième à une page permettant d’afficher des statistiques sur le QRCode.</text:p>
      <text:p text:style-name="Standard"/>
      <text:h text:style-name="Titre3" text:outline-level="3">Créer un compteur de Likes<text:s/>:</text:h>
      <text:p text:style-name="Textbody">Ce type de QRCode permet de compter le nombre de personnes ayant flashé le QRCode.<text:s/></text:p>
      <text:p text:style-name="Textbody"/>
      <text:h text:style-name="Titre3" text:outline-level="3">Créer une redirection :</text:h>
      <text:p text:style-name="Textbody">Ce type de QRCode permet de rediriger l’utilisateur vers une autre page, un compteur de redirections est également mis en place. Cela permet de modifier cette URL à posteriori, dans le cas où la redirection doit être modifiée après l’impression et la distribution des QRCodes.</text:p>
      <text:p text:style-name="Textbody"/>
      <text:h text:style-name="Titre3" text:outline-level="3">Créer une question Oui/Non :</text:h>
      <text:p text:style-name="Textbody">Ce type de QRCode produit un code supplémentaire. Il permet donc de compter les persones ayant répondu positivement et négativement à une question.</text:p>
      <text:p text:style-name="Textbody"/>
      <text:h text:style-name="Titre3" text:outline-level="3">Créer un sondage :</text:h>
      <text:p text:style-name="Textbody">Ce type de QRCode<text:s/>permet d’accéder à une page contenant un sondage. Les réponses à celui-ci sont bien évidement comptabilisées.</text:p>
      <text:p text:style-name="Textbody"/>
      <text:h text:style-name="Titre3" text:outline-level="3">Accéder à des statistiques concernant les QRCodes :</text:h>
      <text:p text:style-name="Textbody">L’utilisateur ayant créé un QRCode peut accéder à des statistiques sur l’accès au lien ainsi généré.</text:p>
      <text:p text:style-name="Standard"/>
      <text:h text:style-name="Titre3" text:outline-level="3">Besoins non fonctionnels :</text:h>
      <text:p text:style-name="Standard"/>
      <text:p text:style-name="Standard">- Générer des Id aléatoirement afin d’éviter le vote sur d'autres sondages.</text:p>
      <text:p text:style-name="Standard">- Empêcher le vote massif sur un sondage.</text:p>
      <text:p text:style-name="Standard"/>
      <text:p text:style-name="Standard"/>
      <text:soft-page-break/>
      <text:h text:style-name="Titre2" text:outline-level="2">Technologies :</text:h>
      <text:p text:style-name="Standard"/>
      <text:h text:style-name="Titre3" text:outline-level="3">Serveur :</text:h>
      <text:p text:style-name="Standard">Pour la<text:s/>partie serveur nous avons utilisé le Framework slim, car il est orienté API REST. Nous y avons ajouté le moteur de templates Twig et l'ORM Doctrine pour simplifier la mise en forme des vues et des données.</text:p>
      <text:p text:style-name="Standard"/>
      <text:h text:style-name="Titre3" text:outline-level="3">Client :</text:h>
      <text:p text:style-name="Standard">Pour la partie client, il s'agit d'une application Swing auquel nous y ajoutons la librairie JSON-Simple pour pouvoir parser les données échangés avec le serveur et nous avons intégré la librairie Zxing pour générer des QrCodes.</text:p>
      <text:p text:style-name="Standard"/>
      <text:h text:style-name="Titre2" text:outline-level="2">Cas d'utilisation :</text:h>
      <text:p text:style-name="Standard"/>
      <text:p text:style-name="Standard">Dans ce dossier, vous trouverez également un<text:s/>diagramme de classes et un schéma de bases de données détaillant la conception du proje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us-titre" style:display-name="Sous-titr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Valentin Giannini</meta:initial-creator>
    <dc:creator>Nicolas Viard</dc:creator>
    <meta:creation-date>2014-12-16T11:55:00Z</meta:creation-date>
    <dc:date>2014-12-17T09:00:00Z</dc:date>
    <meta:template xlink:href="Normal.dotm" xlink:type="simple"/>
    <meta:editing-cycles>6</meta:editing-cycles>
    <meta:editing-duration>PT7680S</meta:editing-duration>
    <meta:document-statistic meta:page-count="2" meta:paragraph-count="4" meta:word-count="312" meta:character-count="2024" meta:row-count="14" meta:non-whitespace-character-count="1716"/>
  </office:meta>
</office:document-meta>
</file>